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loext:contextual-spacing="false" fo:margin-top="0cm" fo:margin-bottom="0cm" fo:text-align="justify" style:justify-single-word="false"/>
      <style:text-properties fo:font-size="13pt" style:font-size-asian="11.3500003814697pt" style:font-size-complex="13pt"/>
    </style:style>
    <style:style style:name="P2" style:family="paragraph" style:parent-style-name="Text_20_body">
      <style:paragraph-properties loext:contextual-spacing="false" fo:margin-top="0cm" fo:margin-bottom="0cm" fo:text-align="justify" style:justify-single-word="false"/>
    </style:style>
    <style:style style:name="P3" style:family="paragraph" style:parent-style-name="Text_20_body">
      <style:paragraph-properties loext:contextual-spacing="false" fo:margin-top="0cm" fo:margin-bottom="0cm" fo:text-align="justify" style:justify-single-word="false"/>
      <style:text-properties style:text-underline-style="none"/>
    </style:style>
    <style:style style:name="P4" style:family="paragraph" style:parent-style-name="Text_20_body">
      <style:paragraph-properties loext:contextual-spacing="false" fo:margin-top="0cm" fo:margin-bottom="0cm"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/>
      <style:text-properties fo:font-size="12pt" style:text-underline-style="none" style:font-size-asian="12pt" style:font-size-complex="12pt"/>
    </style:style>
    <style:style style:name="P6" style:family="paragraph" style:parent-style-name="Heading_20_1">
      <style:text-properties fo:font-size="15pt" style:text-underline-style="solid" style:text-underline-width="auto" style:text-underline-color="font-color" style:font-size-asian="15pt" style:font-size-complex="15pt"/>
    </style:style>
    <style:style style:name="P7" style:family="paragraph" style:parent-style-name="Heading_20_1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Heading_20_1">
      <style:paragraph-properties fo:margin-top="0.42cm" fo:margin-bottom="0cm" fo:text-align="center" style:justify-single-word="false"/>
      <style:text-properties fo:font-size="15pt" style:text-underline-style="none" style:font-size-asian="15pt" style:font-size-complex="15pt"/>
    </style:style>
    <style:style style:name="P9" style:family="paragraph" style:parent-style-name="Heading_20_1">
      <style:paragraph-properties fo:margin-top="0cm" fo:margin-bottom="0cm" fo:text-align="start" style:justify-single-word="false"/>
      <style:text-properties fo:font-size="15pt" style:font-size-asian="15pt" style:font-size-complex="15pt"/>
    </style:style>
    <style:style style:name="P10" style:family="paragraph" style:parent-style-name="Text_20_body">
      <style:paragraph-properties loext:contextual-spacing="false" fo:margin-top="0cm" fo:margin-bottom="0cm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/>
      <style:text-properties fo:font-size="12pt" style:text-underline-style="none" style:font-size-asian="12pt" style:font-size-complex="12pt"/>
    </style:style>
    <style:style style:name="P12" style:family="paragraph" style:parent-style-name="Text_20_body">
      <style:paragraph-properties loext:contextual-spacing="false" fo:margin-top="0cm" fo:margin-bottom="0cm" fo:text-align="justify" style:justify-single-word="false"/>
      <style:text-properties fo:font-size="13pt" style:font-size-asian="11.3500003814697pt" style:font-size-complex="13pt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14" style:family="paragraph" style:parent-style-name="Text_20_body">
      <style:paragraph-properties fo:margin-top="0.42cm" fo:margin-bottom="0cm"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size-asian="13pt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size-asian="13pt" style:font-weight-asian="bold" style:font-weight-complex="bold"/>
    </style:style>
    <style:style style:name="T7" style:family="text">
      <style:text-properties fo:font-size="15pt" style:text-underline-style="none" style:font-size-asian="15pt" style:font-size-complex="1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weight="normal" style:font-size-asian="13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heat Sheet VIM</text:h>
      <text:p text:style-name="P14"><text:span text:style-name="T7"/></text:p>
      <text:h text:style-name="P6" text:outline-level="1">Pour basculer entre le mode insertion et le mode visuel : </text:h>
      <text:p text:style-name="P1"><text:span text:style-name="T3">i </text:span><text:span text:style-name="T10">– Mode insertion</text:span></text:p>
      <text:p text:style-name="P1"><text:span text:style-name="T4">v, V </text:span><text:span text:style-name="T10">– Mode visuel</text:span></text:p>
      <text:p text:style-name="P1"><text:span text:style-name="T3">Echap</text:span><text:span text:style-name="T10"> – Permet de sortir du mode insertion ou visuel et de revenir au mode normal</text:span></text:p>
      <text:p text:style-name="P13"/>
      <text:h text:style-name="P9" text:outline-level="1"><text:span text:style-name="T1">Mouvement du curseur :</text:span> </text:h>
      <text:p text:style-name="P1"><text:span text:style-name="T6">Les Flèches </text:span><text:span text:style-name="T11">– Permet le déplacement également</text:span></text:p>
      <text:p text:style-name="P1"><text:span text:style-name="T6">H, J, K, L</text:span> <text:span text:style-name="T8">– Déplace le curseur vers la gauche, bas , haut, droite</text:span></text:p>
      <text:p text:style-name="P1"><text:span text:style-name="T6">w,W</text:span> <text:span text:style-name="T8">– Déplace vers l'avant au début d'un mot, + ponctuation</text:span></text:p>
      <text:p text:style-name="P1"><text:span text:style-name="T6">e, E</text:span><text:span text:style-name="T5"> </text:span><text:span text:style-name="T8">– Déplace vers l'avant à la fin d'un mot, + ponctuation</text:span></text:p>
      <text:p text:style-name="P1"><text:span text:style-name="T6">b, B</text:span><text:span text:style-name="T5"> </text:span><text:span text:style-name="T8">– Déplace vers l'arrière au début d'un mot, + ponctuation</text:span></text:p>
      <text:p text:style-name="P1"><text:span text:style-name="T6">0</text:span> <text:span text:style-name="T8">– Début de la ligne</text:span></text:p>
      <text:p text:style-name="P1"><text:span text:style-name="T6">$ </text:span><text:span text:style-name="T8">- Va a la fin d'une ligne</text:span></text:p>
      <text:p text:style-name="P1"><text:span text:style-name="T6">g</text:span> <text:span text:style-name="T8">– Va au début du document</text:span></text:p>
      <text:p text:style-name="P1"><text:span text:style-name="T6">G</text:span> <text:span text:style-name="T8">– Va a la fin du document</text:span></text:p>
      <text:p text:style-name="P1"><text:span text:style-name="T6">7G</text:span> <text:span text:style-name="T8">– Va a la ligne 7  (chiffre + G)</text:span></text:p>
      <text:p text:style-name="P1"/>
      <text:h text:style-name="P7" text:outline-level="1">Édition :</text:h>
      <text:p text:style-name="P3"><text:span text:style-name="T12">S,s</text:span> – Supprime un caractère et le remplace par du texte</text:p>
      <text:p text:style-name="P2"><text:span text:style-name="T13">u</text:span><text:span text:style-name="T2"> – Annule les <text:s/>modification (undo)</text:span></text:p>
      <text:p text:style-name="P2"><text:span text:style-name="T13">Ctrl + R</text:span><text:span text:style-name="T2"> – Revenir en arrière (Ctrl + <text:s/>Z / redo)</text:span></text:p>
      <text:p text:style-name="P2"><text:span text:style-name="T12">r </text:span>– Remplace un caractère</text:p>
      <text:p text:style-name="P2"><text:span text:style-name="T12">cc</text:span> – remplace une ligne entière</text:p>
      <text:p text:style-name="P2"><text:span text:style-name="T12">c$</text:span> - remplace jusqu’à la fin d'une ligne</text:p>
      <text:p text:style-name="P2"><text:span text:style-name="T12">cw</text:span> – remplace jusqu’à la fin d'un mot</text:p>
      <text:p text:style-name="P2"/>
      <text:h text:style-name="P6" text:outline-level="1">Insertion de texte en mode insertion :</text:h>
      <text:p text:style-name="P4"><text:span text:style-name="T12">o</text:span><text:span text:style-name="T8"> – Nouvelle ligne vers le bas</text:span></text:p>
      <text:p text:style-name="P4"><text:span text:style-name="T12">O</text:span><text:span text:style-name="T9"> </text:span><text:span text:style-name="T8">– Nouvelle ligne vers le haut</text:span></text:p>
      <text:p text:style-name="P4"><text:span text:style-name="T12">i</text:span><text:span text:style-name="T8"> – Ajout avant le curseur</text:span></text:p>
      <text:p text:style-name="P4"><text:span text:style-name="T12">I</text:span><text:span text:style-name="T9"> </text:span><text:span text:style-name="T8">– Ajout au début de la ligne</text:span></text:p>
      <text:p text:style-name="P4"><text:span text:style-name="T12">a</text:span><text:span text:style-name="T8"> – Ajout après le curseur</text:span></text:p>
      <text:p text:style-name="P4"><text:span text:style-name="T12">A </text:span><text:span text:style-name="T8">– Ajout à la fin de la ligne</text:span></text:p>
      <text:p text:style-name="P4"><text:span text:style-name="T12">ea</text:span><text:span text:style-name="T8"> – Ajout a la fin d'un mot</text:span></text:p>
      <text:p text:style-name="P4"><text:soft-page-break/><text:span text:style-name="T12">Echap</text:span><text:span text:style-name="T8"> – Permet de quitter le mode insertion</text:span></text:p>
      <text:h text:style-name="P6" text:outline-level="1">Commande pour copier et coller (supprimer également) :</text:h>
      <text:p text:style-name="P4"><text:span text:style-name="T12">yy</text:span><text:span text:style-name="T8"> – Permet de copier une ligne</text:span></text:p>
      <text:p text:style-name="P4"><text:span text:style-name="T12">5yy</text:span><text:span text:style-name="T8"> – Permet de copier 5 ligne (chiffre + yy)</text:span></text:p>
      <text:p text:style-name="P4"><text:span text:style-name="T12">yw</text:span><text:span text:style-name="T8"> – Permet de copier uniquement un mot</text:span></text:p>
      <text:p text:style-name="P4"><text:span text:style-name="T12">y$</text:span><text:span text:style-name="T9"> </text:span><text:span text:style-name="T8">- Permet de copier du curseur jusqu'à la fin de la ligne</text:span></text:p>
      <text:p text:style-name="P4"><text:span text:style-name="T12">p</text:span><text:span text:style-name="T8"> – Permet de coller après le curseur</text:span></text:p>
      <text:p text:style-name="P4"><text:span text:style-name="T12">P </text:span><text:span text:style-name="T8">– Permet de coller avant le curseur</text:span></text:p>
      <text:p text:style-name="P4"><text:span text:style-name="T12">dd</text:span><text:span text:style-name="T8"> – Permet de supprimer une ligne mais sa « coupe » la ligne au final</text:span></text:p>
      <text:p text:style-name="P4"><text:span text:style-name="T12">5dd </text:span><text:span text:style-name="T8">– Permet de supprimer 5 ligne mais sa « coupe » la ligne au final</text:span></text:p>
      <text:p text:style-name="P4"><text:span text:style-name="T12">dw</text:span><text:span text:style-name="T8"> – Permet de supprimer uniquement un mot</text:span></text:p>
      <text:p text:style-name="P4"><text:span text:style-name="T12">D</text:span><text:span text:style-name="T9"> </text:span><text:span text:style-name="T8">– Supprime jusqu'à la fin de la ligne</text:span></text:p>
      <text:p text:style-name="P4"><text:span text:style-name="T12">d$</text:span><text:span text:style-name="T8"> - Supprime jusqu'à la fin de la ligne</text:span></text:p>
      <text:p text:style-name="P10"/>
      <text:h text:style-name="P6" text:outline-level="1">Enregistrer les modifications d'un fichier ou le quitter :</text:h>
      <text:p text:style-name="P5"><text:span text:style-name="T12">:w</text:span> – Permet de sauvegarder toute les modifications sur le fichier</text:p>
      <text:p text:style-name="P5"><text:span text:style-name="T12">:q</text:span> – Permet de quitter le fichier mais ne prend pas en compte les modifications faites sur le fichier</text:p>
      <text:p text:style-name="P5"><text:span text:style-name="T12">:wq</text:span> – Permet de sauvegarder toute les modifications sur le fichier mais également de quitter</text:p>
      <text:p text:style-name="P5"><text:span text:style-name="T12">:q! </text:span>- Permet de quitter et abandonner les modifications non sauvegardées</text:p>
      <text:p text:style-name="P5"/>
      <text:h text:style-name="P6" text:outline-level="1">Rechercher et remplacer :</text:h>
      <text:p text:style-name="P5"><text:span text:style-name="T12">/test </text:span>– Permet de rechercher « test » dans le fichier</text:p>
      <text:p text:style-name="P5"><text:span text:style-name="T12">n</text:span> – Permet de faire défiler les résultat de notre recherche vers le bas</text:p>
      <text:p text:style-name="P5"><text:span text:style-name="T12">N </text:span>– Permet de faire défiler les résultat de notre recherche vers le haut</text:p>
      <text:p text:style-name="P5"/>
      <text:h text:style-name="P6" text:outline-level="1">Le travaille sur plusieurs fichiers :</text:h>
      <text:p text:style-name="P5">Pour ouvrir plusieurs fichier en meme temps via vim, il faut faire « vim fichier1 fichier2 ... »</text:p>
      <text:p text:style-name="P5"><text:span text:style-name="T12">ctrl + w V</text:span> – Split vertical du fichier</text:p>
      <text:p text:style-name="P5"><text:span text:style-name="T12">ctrl + w H </text:span>– Split horizontal du fichier</text:p>
      <text:p text:style-name="P5"><text:span text:style-name="T12">ctrl +w Flèche / ctrl + ww</text:span> – Changement de fenêtre</text:p>
      <text:p text:style-name="P5"><text:span text:style-name="T12">:ls</text:span> – Permet de lister les fichiers ouvert</text:p>
      <text:p text:style-name="P5"><text:span text:style-name="T12">:b7</text:span> – Permet de sauter au 7ieme buffers</text:p>
      <text:p text:style-name="P5"><text:span text:style-name="T12">:sp</text:span> – Ouvre un fichier dans un nouveau tampon et divise la fenêtre</text:p>
      <text:p text:style-name="P5"><text:span text:style-name="T12">:vsp</text:span> – Ouvre un fichier dans un nouveau tampon et divise la fenêtre verticalemen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04:29.903779952</meta:creation-date>
    <meta:generator>OpenOffice/4.0.0$Win32 OpenOffice.org_project/400m3$Build-9702</meta:generator>
    <dc:date>2015-11-01T22:18:52.67</dc:date>
    <meta:editing-duration>PT1H9M5S</meta:editing-duration>
    <meta:editing-cycles>127</meta:editing-cycles>
    <dc:creator>Victorien Pezieres</dc:creator>
    <meta:document-statistic meta:table-count="0" meta:image-count="0" meta:object-count="0" meta:page-count="2" meta:paragraph-count="63" meta:word-count="588" meta:character-count="2864"/>
  </office:meta>
</office:document-meta>
</file>